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CC0000058CB96461676F1511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Biolinum G" fo:font-size="40pt" officeooo:rsid="00026661" officeooo:paragraph-rsid="00026661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Linux Biolinum G" fo:font-size="18pt" officeooo:rsid="00026661" officeooo:paragraph-rsid="00026661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Linux Biolinum G" fo:font-size="22pt" officeooo:rsid="00026661" officeooo:paragraph-rsid="00026661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Linux Biolinum G" fo:font-size="54pt" officeooo:rsid="00026661" officeooo:paragraph-rsid="00026661" style:font-size-asian="54pt" style:font-size-complex="5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12.093cm" draw:z-index="0"><draw:image xlink:href="Pictures/10000201000007CC0000058CB96461676F151151.png" xlink:type="simple" xlink:show="embed" xlink:actuate="onLoad"/></draw:frame></text:p>
      <text:p text:style-name="P4">DataMusik</text:p>
      <text:p text:style-name="P1"/>
      <text:p text:style-name="P1"/>
      <text:p text:style-name="P1"/>
      <text:p text:style-name="P1"/>
      <text:p text:style-name="P1"/>
      <text:p text:style-name="P3">Itu/SP</text:p>
      <text:p text:style-name="P2">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6:08:21.969000000</meta:creation-date>
    <dc:date>2017-09-02T16:17:08.726000000</dc:date>
    <meta:editing-duration>PT8M51S</meta:editing-duration>
    <meta:editing-cycles>1</meta:editing-cycles>
    <meta:document-statistic meta:table-count="0" meta:image-count="1" meta:object-count="0" meta:page-count="1" meta:paragraph-count="3" meta:word-count="3" meta:character-count="19" meta:non-whitespace-character-count="19"/>
    <meta:generator>LibreOffice/5.2.7.2$Windows_x86 LibreOffice_project/2b7f1e640c46ceb28adf43ee075a6e8b8439ed10</meta:generator>
  </office:meta>
</office:document-meta>
</file>